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35c" officeooo:paragraph-rsid="0019d35c"/>
    </style:style>
    <style:style style:name="P2" style:family="paragraph" style:parent-style-name="Standard">
      <style:text-properties officeooo:rsid="001b324e" officeooo:paragraph-rsid="001b324e"/>
    </style:style>
    <style:style style:name="P3" style:family="paragraph" style:parent-style-name="Standard">
      <style:text-properties officeooo:rsid="001c1acb" officeooo:paragraph-rsid="001c1acb"/>
    </style:style>
    <style:style style:name="P4" style:family="paragraph" style:parent-style-name="Standard">
      <style:text-properties officeooo:rsid="001dd6d9" officeooo:paragraph-rsid="001dd6d9"/>
    </style:style>
    <style:style style:name="P5" style:family="paragraph" style:parent-style-name="Standard">
      <style:text-properties officeooo:rsid="001dd6d9" officeooo:paragraph-rsid="001f979a"/>
    </style:style>
    <style:style style:name="P6" style:family="paragraph" style:parent-style-name="Standard">
      <style:text-properties officeooo:rsid="001f979a" officeooo:paragraph-rsid="001f979a"/>
    </style:style>
    <style:style style:name="P7" style:family="paragraph" style:parent-style-name="Standard">
      <style:text-properties officeooo:rsid="0021963f" officeooo:paragraph-rsid="0021963f"/>
    </style:style>
    <style:style style:name="P8" style:family="paragraph" style:parent-style-name="Standard">
      <style:text-properties fo:font-weight="bold" officeooo:rsid="0021963f" officeooo:paragraph-rsid="0021963f" style:font-weight-asian="bold" style:font-weight-complex="bold"/>
    </style:style>
    <style:style style:name="P9" style:family="paragraph" style:parent-style-name="Standard">
      <style:text-properties officeooo:rsid="00229781" officeooo:paragraph-rsid="00229781"/>
    </style:style>
    <style:style style:name="P10" style:family="paragraph" style:parent-style-name="Standard">
      <style:text-properties officeooo:rsid="0023280a" officeooo:paragraph-rsid="0023280a"/>
    </style:style>
    <style:style style:name="P11" style:family="paragraph" style:parent-style-name="Standard">
      <style:text-properties officeooo:rsid="00261c92" officeooo:paragraph-rsid="00261c92"/>
    </style:style>
    <style:style style:name="P12" style:family="paragraph" style:parent-style-name="Standard">
      <style:text-properties fo:font-weight="bold" officeooo:rsid="0023280a" officeooo:paragraph-rsid="0023280a" style:font-weight-asian="bold" style:font-weight-complex="bold"/>
    </style:style>
    <style:style style:name="P13" style:family="paragraph" style:parent-style-name="Standard">
      <style:text-properties fo:font-weight="bold" officeooo:rsid="0019d35c" officeooo:paragraph-rsid="0019d35c" style:font-weight-asian="bold" style:font-weight-complex="bold"/>
    </style:style>
    <style:style style:name="P14" style:family="paragraph" style:parent-style-name="Standard">
      <style:text-properties fo:font-weight="bold" officeooo:rsid="001b324e" officeooo:paragraph-rsid="001b324e" style:font-weight-asian="bold" style:font-weight-complex="bold"/>
    </style:style>
    <style:style style:name="P15" style:family="paragraph" style:parent-style-name="Standard">
      <style:text-properties fo:font-weight="bold" officeooo:rsid="001c1acb" officeooo:paragraph-rsid="001c1acb" style:font-weight-asian="bold" style:font-weight-complex="bold"/>
    </style:style>
    <style:style style:name="P16" style:family="paragraph" style:parent-style-name="Standard">
      <style:text-properties fo:font-weight="bold" officeooo:rsid="001dd6d9" officeooo:paragraph-rsid="001dd6d9" style:font-weight-asian="bold" style:font-weight-complex="bold"/>
    </style:style>
    <style:style style:name="P17" style:family="paragraph" style:parent-style-name="Standard">
      <style:text-properties fo:font-weight="bold" officeooo:rsid="001dd6d9" officeooo:paragraph-rsid="00261c92" style:font-weight-asian="bold" style:font-weight-complex="bold"/>
    </style:style>
    <style:style style:name="P18" style:family="paragraph" style:parent-style-name="Standard">
      <style:text-properties fo:font-weight="bold" officeooo:rsid="001f979a" officeooo:paragraph-rsid="001f979a" style:font-weight-asian="bold" style:font-weight-complex="bold"/>
    </style:style>
    <style:style style:name="P19" style:family="paragraph" style:parent-style-name="Standard">
      <style:text-properties fo:font-weight="bold" officeooo:rsid="0029642a" officeooo:paragraph-rsid="0029642a" style:font-weight-asian="bold" style:font-weight-complex="bold"/>
    </style:style>
    <style:style style:name="P20" style:family="paragraph" style:parent-style-name="Standard">
      <style:text-properties officeooo:rsid="001dd6d9" officeooo:paragraph-rsid="00261c92"/>
    </style:style>
    <style:style style:name="P21" style:family="paragraph" style:parent-style-name="Standard">
      <style:text-properties officeooo:rsid="001dd6d9" officeooo:paragraph-rsid="00263161"/>
    </style:style>
    <style:style style:name="P22" style:family="paragraph" style:parent-style-name="Standard">
      <style:text-properties officeooo:rsid="001dd6d9" officeooo:paragraph-rsid="001dd6d9"/>
    </style:style>
    <style:style style:name="P23" style:family="paragraph" style:parent-style-name="Standard">
      <style:text-properties officeooo:rsid="001b324e" officeooo:paragraph-rsid="001b324e"/>
    </style:style>
    <style:style style:name="T1" style:family="text">
      <style:text-properties officeooo:rsid="0027c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. Write a shell script that adds an extension “.new” to all the files in the directory.</text:p>
      <text:p text:style-name="P1"/>
      <text:p text:style-name="P1">#!/bin/bash</text:p>
      <text:p text:style-name="P1">for file in *.*</text:p>
      <text:p text:style-name="P1">do</text:p>
      <text:p text:style-name="P1"><text:s text:c="8"/>mv "$file" "$file".new</text:p>
      <text:p text:style-name="P1">done</text:p>
      <text:p text:style-name="P1"/>
      <text:p text:style-name="P1"/>
      <text:p text:style-name="P14">2. Delete file which has special characters. “ -“, “—“, “*”, “$”</text:p>
      <text:p text:style-name="P2"/>
      <text:p text:style-name="P2">#!/bin/bash</text:p>
      <text:p text:style-name="P2">sum=0;</text:p>
      <text:p text:style-name="P2">for file in * ./**/*; do</text:p>
      <text:p text:style-name="P2"><text:s text:c="8"/>if [[ -f "$file" ]]; then</text:p>
      <text:p text:style-name="P2"><text:s text:c="16"/>name="$(dirname "$file")"/"$(basename "$file")"</text:p>
      <text:p text:style-name="P2"><text:s text:c="16"/>#echo "$name"</text:p>
      <text:p text:style-name="P2"><text:s text:c="16"/>#newsum=$(grep -cow "abc" $name)</text:p>
      <text:p text:style-name="P2"><text:s text:c="16"/>if grep -q "- -- * $" $name; then</text:p>
      <text:p text:style-name="P2"><text:s text:c="24"/>echo "$(basename "$file")" <text:s text:c="5"/></text:p>
      <text:p text:style-name="P2"><text:s text:c="24"/>rm $name</text:p>
      <text:p text:style-name="P2"><text:s text:c="16"/>fi</text:p>
      <text:p text:style-name="P2"><text:s text:c="16"/>sum=$((sum+newsum))</text:p>
      <text:p text:style-name="P2"><text:s text:c="8"/>fi</text:p>
      <text:p text:style-name="P2">done</text:p>
      <text:p text:style-name="P2"/>
      <text:p text:style-name="P15">3. Write a shell script that take two input numbers from user at runtime and display arithmetic</text:p>
      <text:p text:style-name="P15">operation on that numbers, find out max, &amp; min number from them, find weather that numbers</text:p>
      <text:p text:style-name="P15">negative or positive.</text:p>
      <text:p text:style-name="P3">if [ "$value1" -gt "$value2" ] ; then</text:p>
      <text:p text:style-name="P3"><text:s text:c="8"/>echo "max value is $value1 and min value is $value2"</text:p>
      <text:p text:style-name="P3">elif [ "$value2" -gt "$value1" ] ; then</text:p>
      <text:p text:style-name="P3"><text:s text:c="8"/>echo "max value is $value2 and min value is $value1"</text:p>
      <text:p text:style-name="P3">fi</text:p>
      <text:p text:style-name="P3"/>
      <text:p text:style-name="P3">if [ "$value1" -gt "$zer" ] ; then</text:p>
      <text:p text:style-name="P3"><text:s text:c="8"/>echo "$value1 is positive"</text:p>
      <text:p text:style-name="P3">fi</text:p>
      <text:p text:style-name="P3"/>
      <text:p text:style-name="P3">if [ "$value2" -gt "$zer" ]; then</text:p>
      <text:p text:style-name="P3"><text:s text:c="8"/>echo "$value2 is postive"</text:p>
      <text:p text:style-name="P3">fi</text:p>
      <text:p text:style-name="P3"/>
      <text:p text:style-name="P3">if [ "$value1" -lt "$zer" ] ; then</text:p>
      <text:p text:style-name="P3"><text:s text:c="8"/>echo "$value1 is nagative"</text:p>
      <text:p text:style-name="P3">fi</text:p>
      <text:p text:style-name="P3"/>
      <text:p text:style-name="P3">if [ "$value2" -lt "$zer" ]; then</text:p>
      <text:p text:style-name="P3"><text:s text:c="8"/>echo "$value2 is nagative"</text:p>
      <text:p text:style-name="P3">fi</text:p>
      <text:p text:style-name="P3"><text:soft-page-break/></text:p>
      <text:p text:style-name="P15">4. Write a shell script that take one input number from user and print 1 to n number using three</text:p>
      <text:p text:style-name="P15">loops (For, while, until). (N = entered number)</text:p>
      <text:p text:style-name="P3">echo "for loop"</text:p>
      <text:p text:style-name="P3">for((i=1; i&lt;=$val; i=i+1))</text:p>
      <text:p text:style-name="P3">do</text:p>
      <text:p text:style-name="P3"><text:s text:c="8"/>if [ "$i" -le "$val" ] ; then</text:p>
      <text:p text:style-name="P3"><text:s text:c="17"/>echo "$i"</text:p>
      <text:p text:style-name="P3"><text:s text:c="8"/>fi</text:p>
      <text:p text:style-name="P3">done</text:p>
      <text:p text:style-name="P3"/>
      <text:p text:style-name="P3"/>
      <text:p text:style-name="P3">echo "while loop"</text:p>
      <text:p text:style-name="P3">i=1</text:p>
      <text:p text:style-name="P3">while [ $i -le $val ]</text:p>
      <text:p text:style-name="P3">do</text:p>
      <text:p text:style-name="P3"><text:s text:c="8"/>echo "$i"</text:p>
      <text:p text:style-name="P3"><text:s text:c="8"/>i=$(( i+1 ))</text:p>
      <text:p text:style-name="P3">done</text:p>
      <text:p text:style-name="P3"/>
      <text:p text:style-name="P3">echo "until loop"</text:p>
      <text:p text:style-name="P3"/>
      <text:p text:style-name="P3">a=1</text:p>
      <text:p text:style-name="P3">until [ $a -gt $val ]</text:p>
      <text:p text:style-name="P3">do</text:p>
      <text:p text:style-name="P3"><text:s text:c="8"/>echo "$a"</text:p>
      <text:p text:style-name="P3"><text:s text:c="8"/>a=$(( a+1 ))</text:p>
      <text:p text:style-name="P3">done</text:p>
      <text:p text:style-name="P3"/>
      <text:p text:style-name="P16">5. Write a shell script to display the last updated <text:span text:style-name="T1">time</text:span> of the newest file in a directory.</text:p>
      <text:p text:style-name="P4"/>
      <text:p text:style-name="P4">#!/bin/bash</text:p>
      <text:p text:style-name="P4">#name= $(ls -t | head -n1)</text:p>
      <text:p text:style-name="P4">ls -lrt $(ls -t | head -n1) | awk '{print $7,$8,$9}'</text:p>
      <text:p text:style-name="P4"/>
      <text:p text:style-name="P18">6. Write a shell script to get the total count of the word “Linux” in all the “.txt” files and also across</text:p>
      <text:p text:style-name="P18">files present in subdirectories.</text:p>
      <text:p text:style-name="P6"/>
      <text:p text:style-name="P5">#!/bin/bash</text:p>
      <text:p text:style-name="P5">sum=0;</text:p>
      <text:p text:style-name="P5">for file in * ./**/*; do</text:p>
      <text:p text:style-name="P5"><text:s text:c="8"/>if [[ -f "$file" ]]; then</text:p>
      <text:p text:style-name="P5"><text:s text:c="16"/>name="$(dirname "$file")"/"$(basename "$file")"</text:p>
      <text:p text:style-name="P5"><text:s text:c="16"/>#echo "$name"</text:p>
      <text:p text:style-name="P5"><text:s text:c="16"/>newsum=$(grep -cow "Linux" $name)</text:p>
      <text:p text:style-name="P5"><text:s text:c="16"/>sum=$((sum+newsum))</text:p>
      <text:p text:style-name="P5"><text:s text:c="8"/>fi</text:p>
      <text:p text:style-name="P5">done</text:p>
      <text:p text:style-name="P5"/>
      <text:p text:style-name="P5">echo "$sum"</text:p>
      <text:p text:style-name="P5"><text:soft-page-break/></text:p>
      <text:p text:style-name="P18">7.Write a shell script that copy all the directories, subdirectories and files from one location to</text:p>
      <text:p text:style-name="P18">another specific location.</text:p>
      <text:p text:style-name="P6"/>
      <text:p text:style-name="P6">#!/bin/bash</text:p>
      <text:p text:style-name="P6"/>
      <text:p text:style-name="P6">read -p "Enter the location: " loc</text:p>
      <text:p text:style-name="P6">cp -R * $loc</text:p>
      <text:p text:style-name="P6"/>
      <text:p text:style-name="P8">8. Display specific number of lines as follow:</text:p>
      <text:p text:style-name="P7">1. Display first and last 10 lines of file contains</text:p>
      <text:p text:style-name="P7">2. Display line no. 3 to 8 from file contains.</text:p>
      <text:p text:style-name="P7">3. Display 7 lines and start from second last line in reverse manner.</text:p>
      <text:p text:style-name="P7"/>
      <text:p text:style-name="P9">1. head -10 &lt;filename&gt; | tail -10 &lt;filename&gt;</text:p>
      <text:p text:style-name="P9">2. sed -n 3,3p &lt;filename&gt; | sed -n 8,8p &lt;filename&gt;</text:p>
      <text:p text:style-name="P9">3. #!/bin/bash</text:p>
      <text:p text:style-name="P9"/>
      <text:p text:style-name="P9">head -7 q8.txt &gt; q8_2.txt</text:p>
      <text:p text:style-name="P9">tac q8_2.txt</text:p>
      <text:p text:style-name="P9"/>
      <text:p text:style-name="P12">9. Perform following task:</text:p>
      <text:p text:style-name="P10">1. Add two new users and two groups</text:p>
      <text:p text:style-name="P10">2. Login as one user and then create new file</text:p>
      <text:p text:style-name="P10">3. Send created file from one user to another user</text:p>
      <text:p text:style-name="P10">4. Login as second user and copy that file from user2 to user1(in same system)</text:p>
      <text:p text:style-name="P10"/>
      <text:p text:style-name="P11">1. adduser user1</text:p>
      <text:p text:style-name="P11">adduser user2</text:p>
      <text:p text:style-name="P11">groupadd group1</text:p>
      <text:p text:style-name="P11">groupadd group2</text:p>
      <text:p text:style-name="P11"/>
      <text:p text:style-name="P11">su user1</text:p>
      <text:p text:style-name="P11">touch user1file.txt</text:p>
      <text:p text:style-name="P11">cp user1file.txt ../user2/</text:p>
      <text:p text:style-name="P11"/>
      <text:p text:style-name="P11">10. 10 Task to find all files from folder where file contains string 'abc'</text:p>
      <text:p text:style-name="P20">#!/bin/bash</text:p>
      <text:p text:style-name="P20">sum=0;</text:p>
      <text:p text:style-name="P20">for file in * ./**/*; do</text:p>
      <text:p text:style-name="P20"><text:s text:c="8"/>if [[ -f "$file" ]]; then</text:p>
      <text:p text:style-name="P20"><text:s text:c="16"/>name="$(dirname "$file")"/"$(basename "$file")"</text:p>
      <text:p text:style-name="P20"><text:s text:c="16"/>#echo "$name"</text:p>
      <text:p text:style-name="P20"><text:s text:c="16"/>newsum=$(grep -cow "abc" $name)</text:p>
      <text:p text:style-name="P20"><text:s text:c="16"/>if [[ $newsum -eq 0 ]]; then</text:p>
      <text:p text:style-name="P20"><text:s text:c="24"/>echo "$(basename "$file")" <text:s text:c="5"/></text:p>
      <text:p text:style-name="P20"><text:s text:c="16"/>fi</text:p>
      <text:p text:style-name="P20"><text:s text:c="16"/>sum=$((sum+newsum))</text:p>
      <text:p text:style-name="P20"><text:s text:c="8"/>fi</text:p>
      <text:p text:style-name="P20">done</text:p>
      <text:p text:style-name="P20"/>
      <text:p text:style-name="P20"/>
      <text:p text:style-name="P20"><text:soft-page-break/></text:p>
      <text:p text:style-name="P19">10. Task to find all files from folder where file contains string 'abc'</text:p>
      <text:p text:style-name="P17"/>
      <text:p text:style-name="P20"/>
      <text:p text:style-name="P20">#!/bin/bash</text:p>
      <text:p text:style-name="P20">sum=0;</text:p>
      <text:p text:style-name="P20">for file in * ./**/*; do</text:p>
      <text:p text:style-name="P20"><text:s text:c="8"/>if [[ -f "$file" ]]; then</text:p>
      <text:p text:style-name="P20"><text:s text:c="16"/>name="$(dirname "$file")"/"$(basename "$file")"</text:p>
      <text:p text:style-name="P20"><text:s text:c="16"/>#echo "$name"</text:p>
      <text:p text:style-name="P20"><text:s text:c="16"/>newsum=$(grep -cow "abc" $name)</text:p>
      <text:p text:style-name="P20"><text:s text:c="16"/>if [[ $newsum -eq 0 ]]; then</text:p>
      <text:p text:style-name="P20"><text:s text:c="24"/>echo "$(basename "$file")" <text:s text:c="5"/></text:p>
      <text:p text:style-name="P20"><text:s text:c="16"/>fi</text:p>
      <text:p text:style-name="P20"><text:s text:c="16"/>sum=$((sum+newsum))</text:p>
      <text:p text:style-name="P20"><text:s text:c="8"/>fi</text:p>
      <text:p text:style-name="P20">done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21:27.860769872</meta:creation-date>
    <dc:date>2019-09-14T12:43:29.531591482</dc:date>
    <meta:editing-duration>PT42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35" meta:word-count="638" meta:character-count="4127" meta:non-whitespace-character-count="2974"/>
  </office:meta>
</office:document-meta>
</file>